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hysicianData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.Physician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.setLastName(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.setBio( String b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.setSchool( String sch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.setSpecialty( String special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.setGender( String g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.getHospitalAffili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.getB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.setFirstName( String 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.setHospitalAffiliations( String [ ] hospitalAffili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.getSch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.PhysicianData( String specialty , String gender , String firstName ,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hysicianData.getSpecial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.getG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